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2.7346in"/>
    </style:style>
    <style:style style:name="co3" style:family="table-column">
      <style:table-column-properties fo:break-before="auto" style:column-width="2.4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authSys</text:p>
          </table:table-cell>
          <table:table-cell table:style-name="ce1" office:value-type="string" calcext:value-type="string">
            <text:p>authGold</text:p>
          </table:table-cell>
          <table:table-cell table:style-name="ce1" office:value-type="string" calcext:value-type="string">
            <text:p>authMatch</text:p>
          </table:table-cell>
          <table:table-cell table:style-name="ce1" office:value-type="string" calcext:value-type="string">
            <text:p>centSys</text:p>
          </table:table-cell>
          <table:table-cell table:style-name="ce1" office:value-type="string" calcext:value-type="string">
            <text:p>centGold</text:p>
          </table:table-cell>
          <table:table-cell table:style-name="ce1" office:value-type="string" calcext:value-type="string">
            <text:p>centMatch</text:p>
          </table:table-cell>
          <table:table-cell table:style-name="ce1" office:value-type="string" calcext:value-type="string">
            <text:p>centDiff</text:p>
          </table:table-cell>
          <table:table-cell table:style-name="ce1" office:value-type="string" calcext:value-type="string">
            <text:p>model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0001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mistral-small.json</text:p>
          </table:table-cell>
          <table:table-cell office:value-type="string" calcext:value-type="string">
            <text:p>Quevedo, Francisco de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mistral-small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mistral-small.json</text:p>
          </table:table-cell>
          <table:table-cell office:value-type="string" calcext:value-type="string">
            <text:p>José María Munoz Lebrij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mistral-small.json</text:p>
          </table:table-cell>
          <table:table-cell office:value-type="string" calcext:value-type="string">
            <text:p>Guillermo Carbrera-Súsler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mistral-small.json</text:p>
          </table:table-cell>
          <table:table-cell office:value-type="string" calcext:value-type="string">
            <text:p>Melchor de Palau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mistral-small.json</text:p>
          </table:table-cell>
          <table:table-cell office:value-type="string" calcext:value-type="string">
            <text:p>Gabriel de Yepes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mistral-small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mistral-small.json</text:p>
          </table:table-cell>
          <table:table-cell office:value-type="string" calcext:value-type="string">
            <text:p>Quino (apellido real: José Hernández)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mistral-small.json</text:p>
          </table:table-cell>
          <table:table-cell office:value-type="string" calcext:value-type="string">
            <text:p>Vicente Antonio García de la Huert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mistral-small.json</text:p>
          </table:table-cell>
          <table:table-cell office:value-type="string" calcext:value-type="string">
            <text:p>Pedro de Escobar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mistral-small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mistral-small.json</text:p>
          </table:table-cell>
          <table:table-cell office:value-type="string" calcext:value-type="string">
            <text:p>Diego Heredi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mistral-small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mistral-small.json</text:p>
          </table:table-cell>
          <table:table-cell office:value-type="string" calcext:value-type="string">
            <text:p>José de Dieg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mistral-small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mistral-small.json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mistral-small.json</text:p>
          </table:table-cell>
          <table:table-cell office:value-type="string" calcext:value-type="string">
            <text:p>Fray Manuel de Sumay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mistral-small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mistral-small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mistral-small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mistral-small.json</text:p>
          </table:table-cell>
          <table:table-cell office:value-type="string" calcext:value-type="string">
            <text:p>Gabriel Márquez de la Pl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mistral-small.json</text:p>
          </table:table-cell>
          <table:table-cell office:value-type="string" calcext:value-type="string">
            <text:p>Gabriel María José de Guzmán y Spínola, conde de Teba y marqués de Squilach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mistral-small.json</text:p>
          </table:table-cell>
          <table:table-cell office:value-type="string" calcext:value-type="string">
            <text:p>Luciano de Samos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mistral-small.json</text:p>
          </table:table-cell>
          <table:table-cell office:value-type="string" calcext:value-type="string">
            <text:p>Cristóbal de Castillej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mistral-small.json</text:p>
          </table:table-cell>
          <table:table-cell office:value-type="string" calcext:value-type="string">
            <text:p>Fray Diego de Saavedra Fajar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mistral-small.json</text:p>
          </table:table-cell>
          <table:table-cell office:value-type="string" calcext:value-type="string">
            <text:p>Rafael Medina Villalpan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mistral-small.json</text:p>
          </table:table-cell>
          <table:table-cell office:value-type="string" calcext:value-type="string">
            <text:p>Félix María Samani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mistral-small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mistral-small.json</text:p>
          </table:table-cell>
          <table:table-cell office:value-type="string" calcext:value-type="string">
            <text:p>José de la Cruz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mistral-small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mistral-small.json</text:p>
          </table:table-cell>
          <table:table-cell office:value-type="string" calcext:value-type="string">
            <text:p>Francisco Imperial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mistral-small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mistral-small.json</text:p>
          </table:table-cell>
          <table:table-cell office:value-type="string" calcext:value-type="string">
            <text:p>Diego García de Paredes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mistral-small.json</text:p>
          </table:table-cell>
          <table:table-cell office:value-type="string" calcext:value-type="string">
            <text:p>Rafael de Campalans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mistral-small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mistral-large-latest.json</text:p>
          </table:table-cell>
          <table:table-cell office:value-type="string" calcext:value-type="string">
            <text:p>Tomás Moral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mistral-large-latest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mistral-large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mistral-large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mistral-large-latest.json</text:p>
          </table:table-cell>
          <table:table-cell office:value-type="string" calcext:value-type="string">
            <text:p>José Ángel Valente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mistral-large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mistral-large-latest.json</text:p>
          </table:table-cell>
          <table:table-cell office:value-type="string" calcext:value-type="string">
            <text:p>Claudio Rodrígue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mistral-large-latest.json</text:p>
          </table:table-cell>
          <table:table-cell office:value-type="string" calcext:value-type="string">
            <text:p>José Hernández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mistral-large-latest.json</text:p>
          </table:table-cell>
          <table:table-cell office:value-type="string" calcext:value-type="string">
            <text:p>Tomás Villarroel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mistral-large-latest.json</text:p>
          </table:table-cell>
          <table:table-cell office:value-type="string" calcext:value-type="string">
            <text:p>Tomás Navarro Tomás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mistral-large-latest.json</text:p>
          </table:table-cell>
          <table:table-cell office:value-type="string" calcext:value-type="string">
            <text:p>Tomás Segovi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mistral-large-lates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mistral-large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mistral-large-latest.json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mistral-large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mistral-large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mistral-large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mistral-large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mistral-large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mistral-large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mistral-large-latest.json</text:p>
          </table:table-cell>
          <table:table-cell office:value-type="string" calcext:value-type="string">
            <text:p>Antonio de Trueba y de la Quintan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mistral-large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mistral-large-latest.json</text:p>
          </table:table-cell>
          <table:table-cell office:value-type="string" calcext:value-type="string">
            <text:p>Tomás Morales Castel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mistral-large-latest.json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mistral-large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mistral-large-latest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mistral-large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mistral-large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mistral-large-latest.json</text:p>
          </table:table-cell>
          <table:table-cell office:value-type="string" calcext:value-type="string">
            <text:p>José Emilio Pachec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mistral-large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claude-3-5-haiku-latest.json</text:p>
          </table:table-cell>
          <table:table-cell office:value-type="string" calcext:value-type="string">
            <text:p>Enrique Banch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claude-3-5-haiku-latest.json</text:p>
          </table:table-cell>
          <table:table-cell office:value-type="string" calcext:value-type="string">
            <text:p>Rodrigo de Mendoz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claude-3-5-haiku-latest.json</text:p>
          </table:table-cell>
          <table:table-cell office:value-type="string" calcext:value-type="string">
            <text:p>Gabriel Ares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claude-3-5-haiku-latest.json</text:p>
          </table:table-cell>
          <table:table-cell office:value-type="string" calcext:value-type="string">
            <text:p>Ramón Gómez de la Sern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claude-3-5-haiku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claude-3-5-haiku-latest.json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claude-3-5-haiku-latest.json</text:p>
          </table:table-cell>
          <table:table-cell office:value-type="string" calcext:value-type="string">
            <text:p>César Vallej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claude-3-5-haiku-latest.json</text:p>
          </table:table-cell>
          <table:table-cell office:value-type="string" calcext:value-type="string">
            <text:p>Luis Antonio de Villen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claude-3-5-haiku-latest.json</text:p>
          </table:table-cell>
          <table:table-cell office:value-type="string" calcext:value-type="string">
            <text:p>Autor desconoci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claude-3-5-haiku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claude-3-5-haiku-latest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claude-3-5-haiku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claude-3-5-haiku-latest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claude-3-5-haiku-latest.json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claude-3-5-haiku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claude-3-5-haiku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claude-3-5-haiku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claude-3-5-haiku-latest.json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claude-3-5-haiku-latest.json</text:p>
          </table:table-cell>
          <table:table-cell office:value-type="string" calcext:value-type="string">
            <text:p>Luis Rosales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claude-3-5-haiku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claude-3-5-haiku-lates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claude-3-5-haiku-latest.json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claude-3-5-haiku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claude-3-5-haiku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claude-3-5-haiku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claude-3-5-haiku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claude-3-5-haiku-latest.json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claude-3-5-haiku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claude-3-5-sonnet-latest.json</text:p>
          </table:table-cell>
          <table:table-cell office:value-type="string" calcext:value-type="string">
            <text:p>Carlos Arturo Torr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claude-3-5-sonnet-latest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claude-3-5-sonnet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claude-3-5-sonnet-latest.json</text:p>
          </table:table-cell>
          <table:table-cell office:value-type="string" calcext:value-type="string">
            <text:p>Rafael Pomb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claude-3-5-sonnet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claude-3-5-sonnet-latest.json</text:p>
          </table:table-cell>
          <table:table-cell office:value-type="string" calcext:value-type="string">
            <text:p>Félix 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claude-3-5-sonnet-latest.json</text:p>
          </table:table-cell>
          <table:table-cell office:value-type="string" calcext:value-type="string">
            <text:p>Francisco Javier Irazok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claude-3-5-sonnet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claude-3-5-sonnet-latest.json</text:p>
          </table:table-cell>
          <table:table-cell office:value-type="string" calcext:value-type="string">
            <text:p>Dionisio Ridruej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claude-3-5-sonnet-latest.json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claude-3-5-sonnet-latest.json</text:p>
          </table:table-cell>
          <table:table-cell office:value-type="string" calcext:value-type="string">
            <text:p>Antonio Aparisi y Guijarr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claude-3-5-sonnet-latest.json</text:p>
          </table:table-cell>
          <table:table-cell office:value-type="string" calcext:value-type="string">
            <text:p>Pedro Antonio de Alarcó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claude-3-5-sonnet-latest.json</text:p>
          </table:table-cell>
          <table:table-cell office:value-type="string" calcext:value-type="string">
            <text:p>Juan Martínez Villerga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claude-3-5-sonnet-latest.json</text:p>
          </table:table-cell>
          <table:table-cell table:number-columns-repeated="2" office:value-type="string" calcext:value-type="string">
            <text:p>Manuel Bretón de los Herrer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claude-3-5-sonnet-latest.json</text:p>
          </table:table-cell>
          <table:table-cell office:value-type="string" calcext:value-type="string">
            <text:p>José Iglesias de la Cas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claude-3-5-sonnet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claude-3-5-sonnet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claude-3-5-sonnet-latest.json</text:p>
          </table:table-cell>
          <table:table-cell office:value-type="string" calcext:value-type="string">
            <text:p>Eduardo Benot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claude-3-5-sonnet-latest.json</text:p>
          </table:table-cell>
          <table:table-cell office:value-type="string" calcext:value-type="string">
            <text:p>Carlos Murcian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claude-3-5-sonnet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claude-3-5-sonnet-latest.json</text:p>
          </table:table-cell>
          <table:table-cell office:value-type="string" calcext:value-type="string">
            <text:p>Vicente Riva Palacio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claude-3-5-sonnet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claude-3-5-sonnet-latest.json</text:p>
          </table:table-cell>
          <table:table-cell table:number-columns-repeated="2" office:value-type="string" calcext:value-type="string">
            <text:p>Juan Meléndez Valdé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claude-3-5-sonnet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claude-3-5-sonnet-latest.json</text:p>
          </table:table-cell>
          <table:table-cell office:value-type="string" calcext:value-type="string">
            <text:p>Manuel González Prad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claude-3-5-sonnet-latest.json</text:p>
          </table:table-cell>
          <table:table-cell office:value-type="string" calcext:value-type="string">
            <text:p>Leonor de la Cueva y Silv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claude-3-5-sonnet-latest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claude-3-5-sonnet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claude-3-5-sonnet-latest.json</text:p>
          </table:table-cell>
          <table:table-cell office:value-type="string" calcext:value-type="string">
            <text:p>Juana Borrer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claude-3-5-sonnet-lates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claude-3-5-sonnet-latest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claude-3-5-sonnet-latest.json</text:p>
          </table:table-cell>
          <table:table-cell office:value-type="string" calcext:value-type="string">
            <text:p>José María Rivas Groot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claude-3-5-sonnet-latest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claude-3-5-sonnet-latest.json</text:p>
          </table:table-cell>
          <table:table-cell table:number-columns-repeated="2" office:value-type="string" calcext:value-type="string">
            <text:p>Manuel José Oth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claude-3-5-sonnet-latest.json</text:p>
          </table:table-cell>
          <table:table-cell office:value-type="string" calcext:value-type="string">
            <text:p>Ricardo Gil y Zárate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claude-3-5-sonnet-latest.json</text:p>
          </table:table-cell>
          <table:table-cell office:value-type="string" calcext:value-type="string">
            <text:p>Antonio Fernández Gril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claude-3-5-sonnet-latest.json</text:p>
          </table:table-cell>
          <table:table-cell office:value-type="string" calcext:value-type="string">
            <text:p>José María Heredia y Heredi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claude-3-5-sonnet-latest.json</text:p>
          </table:table-cell>
          <table:table-cell office:value-type="string" calcext:value-type="string">
            <text:p>Miguel Agustín Príncip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claude-3-5-sonnet-latest.json</text:p>
          </table:table-cell>
          <table:table-cell office:value-type="string" calcext:value-type="string">
            <text:p>Antonio Ros de O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claude-3-5-sonnet-latest.json</text:p>
          </table:table-cell>
          <table:table-cell office:value-type="string" calcext:value-type="string">
            <text:p>José González de Teja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claude-3-5-sonnet-latest.json</text:p>
          </table:table-cell>
          <table:table-cell office:value-type="string" calcext:value-type="string">
            <text:p>Rosario de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claude-3-5-sonnet-latest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claude-3-5-sonnet-latest.json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claude-3-5-sonnet-latest.json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claude-3-5-sonnet-latest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claude-3-5-sonnet-latest.json</text:p>
          </table:table-cell>
          <table:table-cell office:value-type="string" calcext:value-type="string">
            <text:p>Fernando Marama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claude-3-5-sonnet-latest.json</text:p>
          </table:table-cell>
          <table:table-cell office:value-type="string" calcext:value-type="string">
            <text:p>Felipe Pardo y Alia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claude-3-5-sonnet-latest.json</text:p>
          </table:table-cell>
          <table:table-cell office:value-type="string" calcext:value-type="string">
            <text:p>José Gautier Benítez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claude-3-5-sonnet-latest.json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claude-3-5-sonnet-latest.json</text:p>
          </table:table-cell>
          <table:table-cell office:value-type="string" calcext:value-type="string">
            <text:p>Juan Boscán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claude-3-5-sonnet-latest.json</text:p>
          </table:table-cell>
          <table:table-cell office:value-type="string" calcext:value-type="string">
            <text:p>Alberto Lista y Aragón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claude-3-5-sonnet-latest.json</text:p>
          </table:table-cell>
          <table:table-cell office:value-type="string" calcext:value-type="string">
            <text:p>Francisco de Medrano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claude-3-5-sonnet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claude-3-5-sonnet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claude-3-5-sonnet-latest.json</text:p>
          </table:table-cell>
          <table:table-cell office:value-type="string" calcext:value-type="string">
            <text:p>Miguel Antonio Car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claude-3-5-sonnet-latest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claude-3-5-sonnet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claude-3-5-sonnet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deepseek-chat.json</text:p>
          </table:table-cell>
          <table:table-cell office:value-type="string" calcext:value-type="string">
            <text:p>José Juan Tabla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deepseek-chat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deepseek-chat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deepseek-cha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deepseek-chat.json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deepseek-cha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deepseek-chat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deepseek-chat.json</text:p>
          </table:table-cell>
          <table:table-cell office:value-type="string" calcext:value-type="string">
            <text:p>José Cadals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deepseek-chat.json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deepseek-cha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deepseek-cha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deepseek-cha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deepseek-cha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deepseek-chat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deepseek-cha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deepseek-chat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deepseek-cha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deepseek-chat.json</text:p>
          </table:table-cell>
          <table:table-cell office:value-type="string" calcext:value-type="string">
            <text:p>Julio Flórez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deepseek-cha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deepseek-cha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deepseek-cha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deepseek-cha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deepseek-cha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deepseek-cha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deepseek-chat.json</text:p>
          </table:table-cell>
          <table:table-cell office:value-type="string" calcext:value-type="string">
            <text:p>Concha Ménd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deepseek-chat.json</text:p>
          </table:table-cell>
          <table:table-cell office:value-type="string" calcext:value-type="string">
            <text:p>Leda Rodrígu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deepseek-cha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deepseek-cha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deepseek-cha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deepseek-chat.json</text:p>
          </table:table-cell>
          <table:table-cell office:value-type="string" calcext:value-type="string">
            <text:p>Javier Águila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deepseek-chat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deepseek-chat.json</text:p>
          </table:table-cell>
          <table:table-cell office:value-type="string" calcext:value-type="string">
            <text:p>Juan de Me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deepseek-cha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deepseek-chat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deepseek-chat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gpt-4o-mini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gpt-4o-mini.json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gpt-4o-mini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gpt-4o-mini.json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gpt-4o-mini.json</text:p>
          </table:table-cell>
          <table:table-cell office:value-type="string" calcext:value-type="string">
            <text:p>Joaquín María Mach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gpt-4o-mini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gpt-4o-mini.json</text:p>
          </table:table-cell>
          <table:table-cell office:value-type="string" calcext:value-type="string">
            <text:p>Ángeles Alvariñ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gpt-4o-mini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gpt-4o-mini.json</text:p>
          </table:table-cell>
          <table:table-cell office:value-type="string" calcext:value-type="string">
            <text:p>Joaquín Vargas y Machu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gpt-4o-mini.json</text:p>
          </table:table-cell>
          <table:table-cell office:value-type="string" calcext:value-type="string">
            <text:p>Pablo Ner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gpt-4o-mini.json</text:p>
          </table:table-cell>
          <table:table-cell office:value-type="string" calcext:value-type="string">
            <text:p>Joaquín Antonio Peñalo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gpt-4o-mini.json</text:p>
          </table:table-cell>
          <table:table-cell office:value-type="string" calcext:value-type="string">
            <text:p>José Ángel Bue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gpt-4o-mini.json</text:p>
          </table:table-cell>
          <table:table-cell office:value-type="string" calcext:value-type="string">
            <text:p>José de Echegaray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gpt-4o-mini.json</text:p>
          </table:table-cell>
          <table:table-cell office:value-type="string" calcext:value-type="string">
            <text:p>Joaquín María Machado de Assi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gpt-4o-mini.json</text:p>
          </table:table-cell>
          <table:table-cell office:value-type="string" calcext:value-type="string">
            <text:p>José Corazon de Jesu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gpt-4o-mini.json</text:p>
          </table:table-cell>
          <table:table-cell office:value-type="string" calcext:value-type="string">
            <text:p>Joaquín de la Ve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gpt-4o-mini.json</text:p>
          </table:table-cell>
          <table:table-cell office:value-type="string" calcext:value-type="string">
            <text:p>Claudia Lars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gpt-4o-mini.json</text:p>
          </table:table-cell>
          <table:table-cell office:value-type="string" calcext:value-type="string">
            <text:p>Joaquín García Monge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Feuille1.A1:Feuille1.I4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3T18:58:36.528620805</meta:creation-date>
    <meta:generator>LibreOffice/25.2.3.2$Linux_X86_64 LibreOffice_project/520$Build-2</meta:generator>
    <dc:date>2025-06-11T00:06:06.455667168</dc:date>
    <meta:editing-duration>PT1H6M10S</meta:editing-duration>
    <meta:editing-cycles>13</meta:editing-cycles>
    <meta:document-statistic meta:table-count="1" meta:cell-count="5409" meta:object-count="0"/>
  </office:meta>
</office:document-meta>
</file>